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6bf8" officeooo:paragraph-rsid="000b6bf8"/>
    </style:style>
    <style:style style:name="P2" style:family="paragraph" style:parent-style-name="Standard" style:list-style-name="L1">
      <style:text-properties officeooo:rsid="000b6bf8" officeooo:paragraph-rsid="000b6bf8"/>
    </style:style>
    <style:style style:name="P3" style:family="paragraph" style:parent-style-name="Standard">
      <style:text-properties officeooo:rsid="000b779c" officeooo:paragraph-rsid="000b77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7565540251743424270" text:style-name="L1">
        <text:list-item>
          <text:p text:style-name="P2">Rede</text:p>
          <text:list>
            <text:list-item>
              <text:p text:style-name="P2">Camadas</text:p>
              <text:list>
                <text:list-item>
                  <text:p text:style-name="P2">Tipo (entrada, oculta, saída)</text:p>
                </text:list-item>
                <text:list-item>
                  <text:p text:style-name="P2">Neurônios</text:p>
                  <text:list>
                    <text:list-item>
                      <text:p text:style-name="P2">Entradas</text:p>
                      <text:list>
                        <text:list-item>
                          <text:p text:style-name="P2">Origem</text:p>
                        </text:list-item>
                        <text:list-item>
                          <text:p text:style-name="P2">Peso</text:p>
                        </text:list-item>
                      </text:list>
                    </text:list-item>
                    <text:list-item>
                      <text:p text:style-name="P2">Somatória</text:p>
                    </text:list-item>
                    <text:list-item>
                      <text:p text:style-name="P2">Ativação</text:p>
                    </text:list-item>
                    <text:list-item>
                      <text:p text:style-name="P2">Saída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Criar a matriz REDE [CAMADA] [NEURONIO]</text:p>
      <text:p text:style-name="P1"/>
      <text:p text:style-name="P3">Rede ([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Silva</meta:initial-creator>
    <meta:creation-date>2014-01-30T20:49:27.746400109</meta:creation-date>
    <dc:date>2014-01-30T20:56:03.608554134</dc:date>
    <dc:creator>Wesley Silva</dc:creator>
    <meta:editing-duration>PT1M12S</meta:editing-duration>
    <meta:editing-cycles>2</meta:editing-cycles>
    <meta:generator>LibreOffice/4.1.4.2$Linux_X86_64 LibreOffice_project/410$Build-2</meta:generator>
    <meta:document-statistic meta:table-count="0" meta:image-count="0" meta:object-count="0" meta:page-count="1" meta:paragraph-count="12" meta:word-count="31" meta:character-count="147" meta:non-whitespace-character-count="138"/>
  </office:meta>
</office:document-meta>
</file>